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 UI Light" svg:font-family="'Microsoft YaHei UI Light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line-height="115%" fo:orphans="0" fo:text-indent="0in" style:auto-text-indent="false"/>
      <style:text-properties fo:color="#000000" loext:opacity="100%" style:font-name="Microsoft YaHei UI Light" fo:font-size="10pt" fo:language="el" fo:country="GR"/>
    </style:style>
    <style:style style:name="P2" style:family="paragraph" style:parent-style-name="Text_20_body">
      <style:paragraph-properties fo:margin-top="0in" fo:margin-bottom="0.0972in" style:contextual-spacing="false" fo:line-height="115%" fo:orphans="0"/>
      <style:text-properties fo:color="#000000" loext:opacity="100%" style:font-name="Microsoft YaHei UI Light" fo:font-size="10pt" fo:language="el" fo:country="GR"/>
    </style:style>
    <style:style style:name="P3" style:family="paragraph" style:parent-style-name="Heading_20_2">
      <style:paragraph-properties fo:margin-left="0in" fo:margin-right="0in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2d92f8"/>
    </style:style>
    <style:style style:name="P4" style:family="paragraph" style:parent-style-name="Heading_20_2">
      <style:paragraph-properties fo:margin-left="0in" fo:margin-right="0in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3b5f26"/>
    </style:style>
    <style:style style:name="P5" style:family="paragraph" style:parent-style-name="Text_20_body">
      <style:paragraph-properties fo:margin-top="0in" fo:margin-bottom="0.0972in" style:contextual-spacing="false" fo:line-height="115%" fo:orphans="0"/>
      <style:text-properties fo:color="#000000" loext:opacity="100%" style:font-name="Microsoft YaHei UI Light" fo:font-size="10pt" fo:language="el" fo:country="GR" officeooo:paragraph-rsid="003b5f26"/>
    </style:style>
    <style:style style:name="P6" style:family="paragraph" style:parent-style-name="Standard">
      <style:text-properties fo:color="#000000" loext:opacity="100%" style:font-name="Microsoft YaHei UI Light" fo:font-size="10pt" fo:language="el" fo:country="GR" officeooo:rsid="001e9eb7" officeooo:paragraph-rsid="0018628c"/>
    </style:style>
    <style:style style:name="P7" style:family="paragraph" style:parent-style-name="Standard">
      <style:text-properties fo:color="#000000" loext:opacity="100%" style:font-name="Microsoft YaHei UI Light" fo:font-size="10pt" fo:language="el" fo:country="GR" officeooo:rsid="001e9eb7" officeooo:paragraph-rsid="00515c2e"/>
    </style:style>
    <style:style style:name="P8" style:family="paragraph" style:parent-style-name="Standard">
      <style:text-properties fo:color="#000000" loext:opacity="100%" style:font-name="Microsoft YaHei UI Light" fo:font-size="10pt" fo:language="el" fo:country="GR" fo:font-weight="bold" officeooo:rsid="001e9eb7" officeooo:paragraph-rsid="0018628c" style:font-weight-asian="bold" style:font-weight-complex="bold"/>
    </style:style>
    <style:style style:name="P9" style:family="paragraph" style:parent-style-name="Text_20_body">
      <style:paragraph-properties fo:margin-top="0in" fo:margin-bottom="0.0972in" style:contextual-spacing="false" fo:line-height="115%" fo:orphans="0"/>
      <style:text-properties fo:color="#000000" loext:opacity="100%" style:font-name="Microsoft YaHei UI Light" fo:font-size="10pt" fo:language="el" fo:country="GR" officeooo:rsid="0018628c" officeooo:paragraph-rsid="003b5f26"/>
    </style:style>
    <style:style style:name="P10" style:family="paragraph" style:parent-style-name="Text_20_body">
      <style:text-properties fo:color="#000000" loext:opacity="100%" style:font-name="Microsoft YaHei UI Light" fo:font-size="10pt" fo:letter-spacing="normal" fo:language="el" fo:country="GR" officeooo:rsid="000ab718" officeooo:paragraph-rsid="000ab718"/>
    </style:style>
    <style:style style:name="P11" style:family="paragraph" style:parent-style-name="Text_20_body">
      <style:paragraph-properties fo:margin-top="0in" fo:margin-bottom="0.0972in" style:contextual-spacing="false" fo:line-height="115%" fo:orphans="0"/>
      <style:text-properties fo:color="#000000" loext:opacity="100%"/>
    </style:style>
    <style:style style:name="P12" style:family="paragraph" style:parent-style-name="Text_20_body">
      <style:paragraph-properties fo:line-height="115%" fo:orphans="0"/>
      <style:text-properties style:font-name="Microsoft YaHei UI Light" fo:font-size="10pt" fo:language="el" fo:country="GR"/>
    </style:style>
    <style:style style:name="P13" style:family="paragraph" style:parent-style-name="Standard" style:list-style-name="L2">
      <style:text-properties officeooo:paragraph-rsid="00515c2e"/>
    </style:style>
    <style:style style:name="P14" style:family="paragraph" style:parent-style-name="Standard" style:list-style-name="L2">
      <style:text-properties officeooo:rsid="0051ffdb" officeooo:paragraph-rsid="0051ffdb"/>
    </style:style>
    <style:style style:name="P15" style:family="paragraph" style:parent-style-name="Standard" style:list-style-name="L2">
      <style:text-properties officeooo:rsid="00526609" officeooo:paragraph-rsid="00526609"/>
    </style:style>
    <style:style style:name="P16" style:family="paragraph" style:parent-style-name="Standard" style:list-style-name="L2">
      <style:text-properties fo:color="#000000" loext:opacity="100%" style:font-name="Microsoft YaHei UI Light" fo:font-size="10pt" fo:language="el" fo:country="GR" officeooo:rsid="00526609" officeooo:paragraph-rsid="00526609"/>
    </style:style>
    <style:style style:name="P17" style:family="paragraph" style:parent-style-name="Standard" style:list-style-name="L2">
      <style:text-properties fo:color="#000000" loext:opacity="100%" style:font-name="Microsoft YaHei UI Light" fo:font-size="10pt" fo:language="el" fo:country="GR" officeooo:rsid="0053e1b6" officeooo:paragraph-rsid="0053e1b6"/>
    </style:style>
    <style:style style:name="P18" style:family="paragraph" style:parent-style-name="Standard" style:list-style-name="L2">
      <style:text-properties fo:color="#000000" loext:opacity="100%" style:font-name="Microsoft YaHei UI Light" fo:font-size="10pt" fo:language="el" fo:country="GR" officeooo:rsid="00544b53" officeooo:paragraph-rsid="00544b53"/>
    </style:style>
    <style:style style:name="P19" style:family="paragraph" style:parent-style-name="Standard" style:list-style-name="L2">
      <style:text-properties officeooo:rsid="0053e1b6" officeooo:paragraph-rsid="00544b53"/>
    </style:style>
    <style:style style:name="P20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officeooo:paragraph-rsid="0013cd4f"/>
    </style:style>
    <style:style style:name="P21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officeooo:paragraph-rsid="003cac53"/>
    </style:style>
    <style:style style:name="P22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officeooo:paragraph-rsid="0017de0c"/>
    </style:style>
    <style:style style:name="P23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13cd4f"/>
    </style:style>
    <style:style style:name="P24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13da6d"/>
    </style:style>
    <style:style style:name="P25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17de0c"/>
    </style:style>
    <style:style style:name="P26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rsid="003e622a" officeooo:paragraph-rsid="003e622a"/>
    </style:style>
    <style:style style:name="P27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rsid="0028319b" officeooo:paragraph-rsid="00372cba"/>
    </style:style>
    <style:style style:name="P28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rsid="0017de0c" officeooo:paragraph-rsid="0033fecf"/>
    </style:style>
    <style:style style:name="P29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officeooo:rsid="004dfc3c" officeooo:paragraph-rsid="004dfc3c"/>
    </style:style>
    <style:style style:name="P30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font-weight="normal" officeooo:paragraph-rsid="004dfc3c" style:font-weight-asian="normal" style:font-weight-complex="normal"/>
    </style:style>
    <style:style style:name="P31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font-weight="normal" officeooo:paragraph-rsid="003cac53" style:font-weight-asian="normal" style:font-weight-complex="normal"/>
    </style:style>
    <style:style style:name="P32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officeooo:rsid="0017de0c" officeooo:paragraph-rsid="0017de0c"/>
    </style:style>
    <style:style style:name="T1" style:family="text">
      <style:text-properties fo:font-variant="normal" fo:text-transform="none" fo:color="#000000" loext:opacity="100%" style:font-name="Microsoft YaHei UI Light" fo:font-size="10pt" fo:language="el" fo:country="GR"/>
    </style:style>
    <style:style style:name="T2" style:family="text">
      <style:text-properties fo:color="#000000" loext:opacity="100%" style:font-name="Microsoft YaHei UI Light" fo:font-size="10pt" fo:language="el" fo:country="GR"/>
    </style:style>
    <style:style style:name="T3" style:family="text">
      <style:text-properties fo:color="#000000" loext:opacity="100%" style:font-name="Microsoft YaHei UI Light" fo:font-size="10pt" fo:language="el" fo:country="GR" style:text-underline-style="solid" style:text-underline-width="auto" style:text-underline-color="font-color"/>
    </style:style>
    <style:style style:name="T4" style:family="text">
      <style:text-properties fo:color="#000000" loext:opacity="100%" style:font-name="Microsoft YaHei UI Light" fo:font-size="10pt" fo:language="el" fo:country="GR" style:text-underline-style="solid" style:text-underline-width="auto" style:text-underline-color="font-color" officeooo:rsid="0018628c"/>
    </style:style>
    <style:style style:name="T5" style:family="text">
      <style:text-properties fo:color="#000000" loext:opacity="100%" style:font-name="Microsoft YaHei UI Light" fo:font-size="10pt" fo:language="el" fo:country="GR" fo:font-style="italic" style:text-underline-style="solid" style:text-underline-width="auto" style:text-underline-color="font-color" officeooo:rsid="0018628c"/>
    </style:style>
    <style:style style:name="T6" style:family="text">
      <style:text-properties fo:color="#000000" loext:opacity="100%" style:font-name="Microsoft YaHei UI Light" fo:font-size="10pt" fo:language="el" fo:country="GR" officeooo:rsid="000dac84"/>
    </style:style>
    <style:style style:name="T7" style:family="text">
      <style:text-properties fo:color="#000000" loext:opacity="100%" style:font-name="Microsoft YaHei UI Light" fo:font-size="10pt" fo:language="el" fo:country="GR" officeooo:rsid="00116908"/>
    </style:style>
    <style:style style:name="T8" style:family="text">
      <style:text-properties fo:color="#000000" loext:opacity="100%" style:font-name="Microsoft YaHei UI Light" fo:font-size="10pt" fo:language="el" fo:country="GR" officeooo:rsid="00132a2b"/>
    </style:style>
    <style:style style:name="T9" style:family="text">
      <style:text-properties fo:color="#000000" loext:opacity="100%" style:font-name="Microsoft YaHei UI Light" fo:font-size="10pt" fo:language="el" fo:country="GR" officeooo:rsid="0018628c"/>
    </style:style>
    <style:style style:name="T10" style:family="text">
      <style:text-properties fo:color="#000000" loext:opacity="100%" style:font-name="Microsoft YaHei UI Light" fo:font-size="10pt" fo:language="el" fo:country="GR" officeooo:rsid="00190eb7"/>
    </style:style>
    <style:style style:name="T11" style:family="text">
      <style:text-properties fo:color="#000000" loext:opacity="100%" style:font-name="Microsoft YaHei UI Light" fo:font-size="10pt" fo:language="el" fo:country="GR" officeooo:rsid="0019fc6f"/>
    </style:style>
    <style:style style:name="T12" style:family="text">
      <style:text-properties fo:color="#000000" loext:opacity="100%" style:font-name="Microsoft YaHei UI Light" fo:font-size="10pt" fo:language="el" fo:country="GR" officeooo:rsid="001d9183"/>
    </style:style>
    <style:style style:name="T13" style:family="text">
      <style:text-properties fo:color="#000000" loext:opacity="100%" style:font-name="Microsoft YaHei UI Light" fo:font-size="10pt" fo:language="el" fo:country="GR" officeooo:rsid="001e9eb7"/>
    </style:style>
    <style:style style:name="T14" style:family="text">
      <style:text-properties fo:color="#000000" loext:opacity="100%" style:font-name="Microsoft YaHei UI Light" fo:font-size="10pt" fo:language="el" fo:country="GR" officeooo:rsid="0020412d"/>
    </style:style>
    <style:style style:name="T15" style:family="text">
      <style:text-properties fo:color="#000000" loext:opacity="100%" style:font-name="Microsoft YaHei UI Light" fo:font-size="10pt" fo:language="el" fo:country="GR" style:text-underline-style="none"/>
    </style:style>
    <style:style style:name="T16" style:family="text">
      <style:text-properties fo:color="#000000" loext:opacity="100%" style:font-name="Microsoft YaHei UI Light" fo:font-size="10pt" fo:language="el" fo:country="GR" style:text-underline-style="none" fo:font-weight="normal" officeooo:rsid="00116908" style:font-weight-asian="normal" style:font-weight-complex="normal"/>
    </style:style>
    <style:style style:name="T17" style:family="text">
      <style:text-properties fo:color="#000000" loext:opacity="100%" style:font-name="Microsoft YaHei UI Light" fo:font-size="10pt" fo:language="el" fo:country="GR" style:text-underline-style="none" fo:font-weight="normal" officeooo:rsid="0025544c" style:font-weight-asian="normal" style:font-weight-complex="normal"/>
    </style:style>
    <style:style style:name="T18" style:family="text">
      <style:text-properties fo:color="#000000" loext:opacity="100%" style:font-name="Microsoft YaHei UI Light" fo:font-size="10pt" fo:language="el" fo:country="GR" style:text-underline-style="none" fo:font-weight="normal" officeooo:rsid="00339630" style:font-weight-asian="normal" style:font-weight-complex="normal"/>
    </style:style>
    <style:style style:name="T19" style:family="text">
      <style:text-properties fo:color="#000000" loext:opacity="100%" style:font-name="Microsoft YaHei UI Light" fo:font-size="10pt" fo:language="el" fo:country="GR" style:text-underline-style="none" fo:font-weight="normal" officeooo:rsid="00313714" style:font-weight-asian="normal" style:font-weight-complex="normal"/>
    </style:style>
    <style:style style:name="T20" style:family="text">
      <style:text-properties fo:color="#000000" loext:opacity="100%" style:font-name="Microsoft YaHei UI Light" fo:font-size="10pt" fo:language="el" fo:country="GR" style:text-underline-style="none" fo:font-weight="normal" officeooo:rsid="0013da6d" fo:background-color="transparent" loext:char-shading-value="0" style:font-weight-asian="normal" style:font-weight-complex="normal"/>
    </style:style>
    <style:style style:name="T21" style:family="text">
      <style:text-properties fo:color="#000000" loext:opacity="100%" style:font-name="Microsoft YaHei UI Light" fo:font-size="10pt" fo:language="el" fo:country="GR" style:text-underline-style="none" fo:font-weight="normal" officeooo:rsid="0049d87e" fo:background-color="transparent" loext:char-shading-value="0" style:font-weight-asian="normal" style:font-weight-complex="normal"/>
    </style:style>
    <style:style style:name="T22" style:family="text">
      <style:text-properties fo:color="#000000" loext:opacity="100%" style:font-name="Microsoft YaHei UI Light" fo:font-size="10pt" fo:language="el" fo:country="GR" style:text-underline-style="none" officeooo:rsid="00339630"/>
    </style:style>
    <style:style style:name="T23" style:family="text">
      <style:text-properties fo:color="#000000" loext:opacity="100%" style:font-name="Microsoft YaHei UI Light" fo:font-size="10pt" fo:language="el" fo:country="GR" style:text-underline-style="none" officeooo:rsid="0018628c"/>
    </style:style>
    <style:style style:name="T24" style:family="text">
      <style:text-properties fo:color="#000000" loext:opacity="100%" style:font-name="Microsoft YaHei UI Light" fo:font-size="10pt" fo:language="el" fo:country="GR" style:text-underline-style="none" officeooo:rsid="003e622a"/>
    </style:style>
    <style:style style:name="T25" style:family="text">
      <style:text-properties fo:color="#000000" loext:opacity="100%" style:font-name="Microsoft YaHei UI Light" fo:font-size="10pt" fo:language="el" fo:country="GR" style:text-underline-style="none" officeooo:rsid="0049d87e" fo:background-color="transparent" loext:char-shading-value="0"/>
    </style:style>
    <style:style style:name="T26" style:family="text">
      <style:text-properties fo:color="#000000" loext:opacity="100%" style:font-name="Microsoft YaHei UI Light" fo:font-size="10pt" fo:language="el" fo:country="GR" style:text-underline-style="none" officeooo:rsid="004dfc3c" fo:background-color="transparent" loext:char-shading-value="0"/>
    </style:style>
    <style:style style:name="T27" style:family="text">
      <style:text-properties fo:color="#000000" loext:opacity="100%" style:font-name="Microsoft YaHei UI Light" fo:font-size="10pt" fo:language="el" fo:country="GR" style:text-underline-style="none" officeooo:rsid="00313714" fo:background-color="transparent" loext:char-shading-value="0"/>
    </style:style>
    <style:style style:name="T28" style:family="text">
      <style:text-properties fo:color="#000000" loext:opacity="100%" style:font-name="Microsoft YaHei UI Light" fo:font-size="10pt" fo:language="el" fo:country="GR" officeooo:rsid="0028319b"/>
    </style:style>
    <style:style style:name="T29" style:family="text">
      <style:text-properties fo:color="#000000" loext:opacity="100%" style:font-name="Microsoft YaHei UI Light" fo:font-size="10pt" fo:language="el" fo:country="GR" officeooo:rsid="00355cc8"/>
    </style:style>
    <style:style style:name="T30" style:family="text">
      <style:text-properties fo:color="#000000" loext:opacity="100%" style:font-name="Microsoft YaHei UI Light" fo:font-size="10pt" fo:language="el" fo:country="GR" officeooo:rsid="003cac53"/>
    </style:style>
    <style:style style:name="T31" style:family="text">
      <style:text-properties fo:color="#000000" loext:opacity="100%" style:font-name="Microsoft YaHei UI Light" fo:font-size="10pt" fo:language="el" fo:country="GR" officeooo:rsid="003cb66e"/>
    </style:style>
    <style:style style:name="T32" style:family="text">
      <style:text-properties fo:color="#000000" loext:opacity="100%" style:font-name="Microsoft YaHei UI Light" fo:font-size="10pt" fo:language="el" fo:country="GR" officeooo:rsid="003e622a"/>
    </style:style>
    <style:style style:name="T33" style:family="text">
      <style:text-properties fo:color="#000000" loext:opacity="100%" style:font-name="Microsoft YaHei UI Light" fo:font-size="10pt" fo:language="el" fo:country="GR" officeooo:rsid="0049d87e"/>
    </style:style>
    <style:style style:name="T34" style:family="text">
      <style:text-properties fo:color="#000000" loext:opacity="100%" style:font-name="Microsoft YaHei UI Light" fo:font-size="10pt" fo:language="el" fo:country="GR" officeooo:rsid="004e1c81"/>
    </style:style>
    <style:style style:name="T35" style:family="text">
      <style:text-properties fo:color="#000000" loext:opacity="100%" style:font-name="Microsoft YaHei UI Light" fo:font-size="10pt" fo:language="el" fo:country="GR" officeooo:rsid="0051fe67"/>
    </style:style>
    <style:style style:name="T36" style:family="text">
      <style:text-properties fo:color="#000000" loext:opacity="100%" style:font-name="Microsoft YaHei UI Light" fo:font-size="10pt" fo:language="el" fo:country="GR" officeooo:rsid="0051ffdb"/>
    </style:style>
    <style:style style:name="T37" style:family="text">
      <style:text-properties fo:color="#000000" loext:opacity="100%" style:font-name="Microsoft YaHei UI Light" fo:font-size="10pt" fo:language="el" fo:country="GR" officeooo:rsid="00526609"/>
    </style:style>
    <style:style style:name="T38" style:family="text">
      <style:text-properties fo:color="#000000" loext:opacity="100%" style:font-name="Microsoft YaHei UI Light" fo:font-size="10pt" fo:language="el" fo:country="GR" officeooo:rsid="0052e946"/>
    </style:style>
    <style:style style:name="T39" style:family="text">
      <style:text-properties fo:color="#000000" loext:opacity="100%" style:font-name="Microsoft YaHei UI Light" fo:font-size="10pt" fo:language="el" fo:country="GR" officeooo:rsid="0053e1b6"/>
    </style:style>
    <style:style style:name="T40" style:family="text">
      <style:text-properties fo:color="#000000" loext:opacity="100%" style:font-name="Microsoft YaHei UI Light" fo:font-size="10pt" fo:language="el" fo:country="GR" officeooo:rsid="00544b53"/>
    </style:style>
    <style:style style:name="T41" style:family="text">
      <style:text-properties officeooo:rsid="002f541c"/>
    </style:style>
    <style:style style:name="T42" style:family="text">
      <style:text-properties officeooo:rsid="00332ca1"/>
    </style:style>
    <style:style style:name="T43" style:family="text">
      <style:text-properties officeooo:rsid="00339630"/>
    </style:style>
    <style:style style:name="T44" style:family="text">
      <style:text-properties officeooo:rsid="0018628c"/>
    </style:style>
    <style:style style:name="T45" style:family="text">
      <style:text-properties style:font-name="Microsoft YaHei UI Light" fo:font-size="10pt" fo:language="el" fo:country="GR"/>
    </style:style>
    <style:style style:name="T46" style:family="text">
      <style:text-properties style:font-name="Microsoft YaHei UI Light" fo:font-size="10pt" fo:language="el" fo:country="GR" officeooo:rsid="003b5f26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38aefa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ΠΕΡΊΠΤΩΣΗ ΧΡΗΣΗΣ : Επεξεργασία επίπλων</text:p>
      <text:h text:style-name="P1" text:outline-level="2">ΒΑΣΙΚΉ ΡΟΉ: </text:h>
      <text:list xml:id="list3800350032" text:style-name="L1">
        <text:list-item>
          <text:p text:style-name="P20"><text:span text:style-name="T2">Ο χρήστης επιλέγει να επεξεργαστεί ένα συγκεκριμένο έπιπλο </text:span><text:span text:style-name="T6">από την </text:span><text:span text:style-name="T12">σελίδα</text:span><text:span text:style-name="T6"> δωματίου</text:span><text:span text:style-name="T2">.</text:span></text:p>
        </text:list-item>
        <text:list-item>
          <text:p text:style-name="P20"><text:span text:style-name="T1"><text:s/></text:span><text:span text:style-name="T2">Το σύστημα εμφανίζει σε μεγέθυνση το έπιπλο προς επεξεργασία</text:span><text:span text:style-name="T14"> σε νέα σελίδα</text:span><text:span text:style-name="T7">,</text:span><text:span text:style-name="T16"> ό</text:span><text:span text:style-name="T17">πως και διάφορες πληροφορίες για αυτό.</text:span></text:p>
        </text:list-item>
        <text:list-item>
          <text:p text:style-name="P23">Ο χρήστης επιλέγει να επεξεργαστεί ένα βασικό τμήμα του επίπλου (πχ. Τα πόδια ενός τραπεζιού) <text:span text:style-name="T41">από την σελίδα του επίπλου.</text:span></text:p>
        </text:list-item>
        <text:list-item>
          <text:p text:style-name="P20"><text:span text:style-name="T2">Το σύστημα ξεχωρίζει το βασικό τμήμα που επέλεξε ο χρήστης και </text:span><text:span text:style-name="T3">εμφανίζει κάποιες πληροφορίες για αυτό</text:span><text:span text:style-name="T15"> </text:span><text:span text:style-name="T22">στην σελίδα βασικού τμήματος επίπλου</text:span><text:span text:style-name="T15">. </text:span><text:span text:style-name="T3">Για παράδειγμα , το βάρος του , το υλικό του και το ποσοστό που αποτελεί για το συνολικό έπιπλο.</text:span></text:p>
        </text:list-item>
        <text:list-item>
          <text:p text:style-name="P21"><text:span text:style-name="T2">Ο χρήστης </text:span><text:span text:style-name="T32">επιλέγει να </text:span><text:span text:style-name="T2">επ</text:span><text:span text:style-name="T10">εξεργ</text:span><text:span text:style-name="T32">αστεί</text:span><text:span text:style-name="T10"> τις διαστάσεις, το χρώμα ή και το υλικό </text:span><text:span text:style-name="T18">στην σελίδα βασικού τμήματος επίπλου</text:span><text:span text:style-name="T19">.</text:span></text:p>
        </text:list-item>
        <text:list-item>
          <text:p text:style-name="P29"><text:span text:style-name="T20">Το σύστημα ελέγχει αν επιλέχθηκε από τον χρήστη να επεξεργαστεί ένα τμήμα του επίπλο</text:span><text:span text:style-name="T21">υ. </text:span></text:p>
        </text:list-item>
        <text:list-item>
          <text:p text:style-name="P30"><text:span text:style-name="T27">Τ</text:span><text:span text:style-name="T26">ο σύστημα εμφανίζει ένα μενού επεξεργασίας </text:span><text:span text:style-name="T25">και </text:span><text:span text:style-name="T11">εμφανίζει</text:span><text:span text:style-name="T2"> κάποιες προτάσεις στον χρήστη, ανάλογα με την κατηγορία </text:span><text:span text:style-name="T10">χρήστη </text:span><text:span text:style-name="T2">που ανήκει </text:span><text:span text:style-name="T32">και</text:span><text:span text:style-name="T2"> </text:span><text:span text:style-name="T30">την σύνθεση του δωματίου </text:span><text:span text:style-name="T33">για διάφορες αλλαγές που μπορεί να κάνει στο τμήμα του επίπλου.</text:span></text:p>
        </text:list-item>
        <text:list-item>
          <text:p text:style-name="P31"><text:span text:style-name="T2">Ο χρήστης </text:span><text:span text:style-name="T8">εισάγει</text:span><text:span text:style-name="T2"> αλλαγές στις διαστάσεις </text:span><text:span text:style-name="T10">(ύψος, πλάτος, μήκος) ή </text:span><text:span text:style-name="T30">και το χρώμα ή και το υλικό του </text:span><text:span text:style-name="T33">τμήματος του </text:span><text:span text:style-name="T30">επίπλου </text:span><text:span text:style-name="T34">στο μενού επεξεργασίας</text:span><text:span text:style-name="T2">.</text:span></text:p>
        </text:list-item>
        <text:list-item>
          <text:p text:style-name="P31"><text:span text:style-name="T33">Το σύστημα </text:span><text:span text:style-name="T2">ελέγχει αν πρέπει να </text:span><text:span text:style-name="T30">γίνουν αλλαγές και στα υπόλοιπα τμήματα του επίπλου</text:span><text:span text:style-name="T31">(πχ τα πόδια του γραφείου είναι πολύ λεπτά σε σχέση με επιφάνεια από πάνω)</text:span><text:span text:style-name="T2">.</text:span></text:p>
        </text:list-item>
        <text:list-item>
          <text:p text:style-name="P31"><text:span text:style-name="T23">Το σύστημα ελέγχει αν το έπιπλο </text:span><text:span text:style-name="T24">μετά την επεξεργασία </text:span><text:span text:style-name="T23">χωράει στην θέση που υπήρχε στο δωμάτιο, αν αντέχει το βάρος άλλων</text:span><text:span text:style-name="T4"> </text:span><text:span text:style-name="T5">αντικειμένων </text:span><text:span text:style-name="T23"><text:s/>που μπορεί να </text:span><text:span text:style-name="T24">υπήρχαν</text:span><text:span text:style-name="T23"> πάνω του.</text:span></text:p>
        </text:list-item>
        <text:list-item>
          <text:p text:style-name="P24">Το σύστημα εμφανίζει το έπιπλο με τις νέες προδιαγραφές <text:span text:style-name="T42">στην ανανεωμένη σελίδα επίπλου</text:span>.</text:p>
        </text:list-item>
        <text:list-item>
          <text:p text:style-name="P26">Το σύστημα ελέγχει αν ταιριάζει αισθητικά το έπιπλο στο δωμάτιο. </text:p>
        </text:list-item>
        <text:list-item>
          <text:p text:style-name="P25">Ο χρήστης αποθηκεύει <text:span text:style-name="T43">το έπιπλο</text:span>.</text:p>
        </text:list-item>
        <text:list-item>
          <text:p text:style-name="P27"><text:span text:style-name="T44">Τ</text:span>ο σύστημα αποθηκεύει το “νέο” έπιπλο στην βάση δεδομένων του χρήστη, για να μπορέσει αν θέλει να το προσθέσει και σε άλλα δωμάτια.</text:p>
        </text:list-item>
        <text:list-item>
          <text:p text:style-name="P28">Το σύστημα ελέγχει στο δωμάτιο ,εάν υπάρχουν και άλλα ίδια έπιπλα. </text:p>
        </text:list-item>
        <text:list-item>
          <text:p text:style-name="P32"><text:span text:style-name="T2">Το σύστημα εμφανίζει ένα μήνυμα επιβεβαίωσης </text:span><text:span text:style-name="T9">και σε περίπτωση επιβεβαίωσης αλλάζουν </text:span><text:span text:style-name="T29">στο δωμάτιο </text:span><text:span text:style-name="T9">όλα ίδια έπιπλα σύμφωνα με της αλλαγές που έκανε ο χρήστης στο συγκεκριμένο έπιπλο.</text:span></text:p>
        </text:list-item>
        <text:list-item>
          <text:p text:style-name="P22"><text:span text:style-name="T28">Το σύστημα επιστρέφει τον χρήστη</text:span><text:span text:style-name="T2"> στ</text:span><text:span text:style-name="T12">ην σελίδα</text:span><text:span text:style-name="T2"> του δωματίου με τ</text:span><text:span text:style-name="T12">ις αλλαγές. </text:span></text:p>
        </text:list-item>
      </text:list>
      <text:h text:style-name="P3" text:outline-level="2">ΕΝΑΛΛΑΚΤΙΚΗ ΡΟΗ 1:  </text:h>
      <text:p text:style-name="P12"><text:span text:style-name="T47">3.α.1  Ο χρήστης επιλέγει να επεξεργαστεί τις διαστάσεις, </text:span><text:span text:style-name="T48">το χρώμα ή και το υλικό</text:span><text:span text:style-name="T47"> σε ολόκληρο το έπιπλο.</text:span></text:p>
      <text:p text:style-name="P2">3.α.3  Ο χρήστης κατοχυρώνει τις αλλαγές στις διαστάσεις</text:p>
      <text:p text:style-name="P11"><text:span text:style-name="T45">3.α.4. Επιστρέφουμε στο βήμα </text:span><text:span text:style-name="T46">6</text:span><text:span text:style-name="T45"> της βασικής ροής.</text:span></text:p>
      <text:h text:style-name="P1" text:outline-level="2"><text:soft-page-break/>ΕΝΑΛΛΑΚΤΙΚΗ ΡΟΗ 3:  </text:h>
      <text:p text:style-name="P2">10.α.1. </text:p>
      <text:h text:style-name="P4" text:outline-level="2">ΕΝΑΛΛΑΚΤΙΚΗ ΡΟΗ 2:  </text:h>
      <text:p text:style-name="P5">9.α.1  Το σύστημα ενημερώνει τον χρήστη ότι πρέπει να αλλάξουν οι διαστάσεις και τον υπόλοιπων τμημάτων </text:p>
      <text:p text:style-name="P5">9.α.2 Ο χρήστης δέχεται να γίνουν οι αλλαγές και στα υπόλοιπα τμήματα.</text:p>
      <text:p text:style-name="P5">9.α.3 Το σύστημα φέρνει στις κατάλληλες διαστάσεις όλα τα τμήματα του επίπλου , έτσι ώστε να ταιριάζουν με αυτές που έδωσε  ο χρήστης</text:p>
      <text:p text:style-name="P9">9.α.4. Επιστρέφουμε στο βήμα 9 της βασικής ροής.</text:p>
      <text:p text:style-name="P6"/>
      <text:p text:style-name="P6">ΠΕΡΙΠΤΩΣΗ ΧΡΗΣΗΣ 2: Προσθήκη επίπλων</text:p>
      <text:p text:style-name="P6"/>
      <text:p text:style-name="P8"><text:s/>ΒΑΣΙΚΗ ΡΟΗ:</text:p>
      <text:list xml:id="list1658266338" text:style-name="L2">
        <text:list-item>
          <text:p text:style-name="P13"><text:span text:style-name="T13">Ο </text:span><text:span text:style-name="T35">χρήστης επιλέγει την </text:span><text:span text:style-name="T36">προσθήκη επίπλων από την σελίδα δωματίου.</text:span></text:p>
        </text:list-item>
        <text:list-item>
          <text:p text:style-name="P14"><text:span text:style-name="T2">Ο σύστημα εμφανίζει της κατηγορίες επίπλων ανάλογα με τον τύπο δωματίου </text:span><text:span text:style-name="T37">και διάφορες προτάσεις ανάλογα με την κατηγορία του χρήστη και την σύνθεση του δωματίου (αν είχε τπτ πριν –ίσως θα πρέπει να σπάσω αυτό το βήμα) σε ένα pop up <text:s/>διάλογο. </text:span><text:span text:style-name="T38">(θα μπορουσε να γίνεται και έλεγχος αν έχει και κάποιο πλάνο για να βρεθουν στην σειρά πρωτα έπιπλα που έχει ήδη διαλέξει?)</text:span></text:p>
        </text:list-item>
        <text:list-item>
          <text:p text:style-name="P15"><text:span text:style-name="T13">Ο </text:span><text:span text:style-name="T2">χρήστης επιλέγει την <text:s/>κατηγορία επίπλου όπου θέλει</text:span></text:p>
        </text:list-item>
        <text:list-item>
          <text:p text:style-name="P16">Το σύστημα εμφανίζει νέες προτάσεις ,ανάλογα με την κατηγορία επίπλου που διάλεξε ο χρήστης, και τα διαθέσιμα έπιπλα αυτής της κατηγορίας.</text:p>
        </text:list-item>
        <text:list-item>
          <text:p text:style-name="P15"><text:span text:style-name="T2">Ο χρήστης ψάχνει </text:span><text:span text:style-name="T39">και επιλέγει το έπιπλο που θέλει να προσθέσει.</text:span></text:p>
        </text:list-item>
        <text:list-item>
          <text:p text:style-name="P17">Το σύστημα ζητά στον χρήστη να επιλέξει πόσα αντίγραφα από το ίδιο έπιπλο θέλει και εαν θέλει να το επεξεργαστεί.</text:p>
        </text:list-item>
        <text:list-item>
          <text:p text:style-name="P17">Ο χρήστης εισάγει τον αριθμό των αντιγράφων και πατά προσθήκης</text:p>
        </text:list-item>
        <text:list-item>
          <text:p text:style-name="P17">Το σύστημα αποθηκεύει το/τα έπιπλο/α σε μία λίστα (iventory) για να μετακινηθούν εε όποια θέση θέλει ο χρήστης αργότερα.</text:p>
        </text:list-item>
        <text:list-item>
          <text:p text:style-name="P19"><text:span text:style-name="T2">Το σύστημα εμφανίζει προτάσεις στον χρήστη για το ποια έπιπλα θα μπορούσε να προσθέσει σε συνδυασμό με το έπιπλο που επέλεξε παραπάνω </text:span><text:span text:style-name="T40">και <text:s/></text:span><text:span text:style-name="T2">εμφανίζει ένα μήνυμα επιβεβαίωσης για το εάν θέλει να συνεχίσει ο χρήστης την αναζήτηση επίπλων για προσθήκη. </text:span></text:p>
        </text:list-item>
        <text:list-item>
          <text:p text:style-name="P18">Ο χρήστης επιλέγει να μην προσθέσει αλλο αντικείμενο για την ώρα</text:p>
        </text:list-item>
        <text:list-item>
          <text:p text:style-name="P18">Το σύστημα επιστρεφει τον χρήστη στην σελίδα του δωματίου , όπου υπάρχει και λιστα με τα έπιπλα έτοιμα για προσθήκη.</text:p>
        </text:list-item>
        <text:list-item>
          <text:p text:style-name="P18">Ο χρήστης μετακινεί τα έπιπλα στα σημεία όπου θέλει </text:p>
        </text:list-item>
      </text:list>
      <text:p text:style-name="P7"><text:s text:c="12"/></text:p>
      <text:p text:style-name="P7"/>
      <text:p text:style-name="P7"/>
      <text:p text:style-name="P7">ΕΝΑΛΛΑΚΤΙΚΗ ΡΟΗ 1: </text:p>
      <text:p text:style-name="P6">1.α.1 <text:s/>Ο χρήστης δεν βρίσκει το έπιπλο που θα ήθελε να προσθέσει</text:p>
      <text:p text:style-name="P6">1.α.2 <text:s/>Ο χρήστης επιλέγει ένα παρόμοιο έπιπλο <text:s/>(και Επικοινωνεί με το costumer support ότι υπάρχει έλλειψη σε αυτό το έπιπλο?)</text:p>
      <text:p text:style-name="P6"><text:s text:c="11"/>ΕΝΑΛΛΑΚΤΙΚΗ ΡΟΗ 2: </text:p>
      <text:p text:style-name="P6">1.β.1 <text:tab/>Ο χρήστης επιλέγει πολλά έπιπλα που θέλει να προσθέσει στον χώρο </text:p>
      <text:p text:style-name="P6">1.β.2. Μόλις τελειώσει με την επιλογή πατάει ένα κουμπί “done”</text:p>
      <text:p text:style-name="P6">1.β.3 Δημιουργείτε ένα iinventory με τα αντικείμενα που επέλεξε και τα τοποθετεί ένα – ένα μέσα στο δωμάτιο</text:p>
      <text:p text:style-name="P6"><text:s text:c="11"/>ΕΝΑΛΛΑΚΤΙΚΗ ΡΟΗ 3: </text:p>
      <text:p text:style-name="P6">1.γ.1 <text:tab/>Ο χρήστης επιλέγει ένα έπιπλο, αλλά δεν το θέλει στις default διαστάσεις </text:p>
      <text:p text:style-name="P6">1.γ.2 Επιλέγει την επεξεργασία του επίπλου</text:p>
      <text:p text:style-name="P6">1.γ.2. Η περίπτωση χρήσης συνεχίζεται στο βήμα 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 UI Light" svg:font-family="'Microsoft YaHei UI Light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20:42:16.026431845</meta:creation-date>
    <dc:date>2023-04-20T23:47:37.158573199</dc:date>
    <meta:editing-duration>PT4H42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2" meta:paragraph-count="56" meta:word-count="833" meta:character-count="5025" meta:non-whitespace-character-count="4206"/>
  </office:meta>
</office:document-meta>
</file>